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4381582955C111C8933.png" manifest:media-type="image/png"/>
  <manifest:file-entry manifest:full-path="Pictures/1000020100000F0000000438F0E513A1E462E8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01cm, 59.089cm, 3.478cm, 20.388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34cm, 61.74cm, 19.637cm, 39.024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08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34cm" fo:min-width="16.19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9.148cm" fo:min-width="0.9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75cm, 57.819cm, 23.922cm, 13.802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62c400" svg:stroke-opacity="90%" draw:fill-color="#009e4f" draw:opacity="12%" draw:textarea-horizontal-align="justify" draw:textarea-vertical-align="middle" draw:auto-grow-height="false" fo:min-height="8.132cm" fo:min-width="0.11cm"/>
    </style:style>
    <style:style style:name="gr8" style:family="graphic" style:parent-style-name="standard">
      <style:graphic-properties draw:stroke="none" svg:stroke-color="#62c400" svg:stroke-opacity="90%" draw:fill-color="#ffff00" draw:opacity="10%" draw:textarea-horizontal-align="justify" draw:textarea-vertical-align="middle" draw:auto-grow-height="false" fo:min-height="8.132cm" fo:min-width="0.832cm"/>
    </style:style>
    <style:style style:name="gr9" style:family="graphic" style:parent-style-name="standard">
      <style:graphic-properties draw:stroke="none" svg:stroke-color="#62c400" svg:stroke-opacity="90%" draw:fill-color="#fe7f00" draw:opacity="10%" draw:textarea-horizontal-align="justify" draw:textarea-vertical-align="middle" draw:auto-grow-height="false" fo:min-height="8.132cm" fo:min-width="0.211cm"/>
    </style:style>
    <style:style style:name="gr10" style:family="graphic" style:parent-style-name="standard">
      <style:graphic-properties draw:stroke="none" svg:stroke-color="#62c400" svg:stroke-opacity="90%" draw:fill-color="#ff0000" draw:opacity="10%" draw:textarea-horizontal-align="justify" draw:textarea-vertical-align="middle" draw:auto-grow-height="false" fo:min-height="8.132cm" fo:min-width="11.438cm"/>
    </style:style>
    <style:style style:name="gr11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1.53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9e4f" draw:opacity="12%"/>
      <style:paragraph-properties fo:text-align="center"/>
    </style:style>
    <style:style style:name="P4" style:family="paragraph">
      <loext:graphic-properties draw:fill-color="#ffff00" draw:opacity="10%"/>
      <style:paragraph-properties fo:text-align="center"/>
    </style:style>
    <style:style style:name="P5" style:family="paragraph">
      <loext:graphic-properties draw:fill-color="#fe7f00" draw:opacity="10%"/>
      <style:paragraph-properties fo:text-align="center"/>
    </style:style>
    <style:style style:name="P6" style:family="paragraph">
      <loext:graphic-properties draw:fill-color="#ff0000" draw:opacity="1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494cm" svg:height="9.019cm" svg:x="1.124cm" svg:y="1.086cm">
          <draw:image xlink:href="Pictures/1000020100000F0000000438F0E513A1E462E86F.png" xlink:type="simple" xlink:show="embed" xlink:actuate="onLoad" loext:mime-type="image/png">
            <text:p/>
          </draw:image>
        </draw:frame>
        <draw:frame draw:style-name="gr2" draw:text-style-name="P1" draw:layer="layout" svg:width="0.761cm" svg:height="4.698cm" svg:x="16.764cm" svg:y="1.416cm">
          <draw:image xlink:href="Pictures/1000020100000F0000000438F0E513A1E462E86F.png" xlink:type="simple" xlink:show="embed" xlink:actuate="onLoad" loext:mime-type="image/png">
            <text:p/>
          </draw:image>
        </draw:frame>
        <draw:custom-shape draw:style-name="gr3" draw:text-style-name="P2" draw:layer="layout" svg:width="5.588cm" svg:height="2.54cm" svg:x="9.968cm" svg:y="1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694cm" svg:height="0.484cm" svg:x="0.94cm" svg:y="9.6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4cm" svg:height="9.398cm" svg:x="0.108cm" svg:y="0.17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1.43cm" svg:height="0.615cm" svg:x="1.632cm" svg:y="0.454cm">
          <draw:image xlink:href="Pictures/1000020100000F00000004381582955C111C8933.png" xlink:type="simple" xlink:show="embed" xlink:actuate="onLoad" loext:mime-type="image/png">
            <text:p text:style-name="P1"/>
          </draw:image>
        </draw:frame>
        <draw:custom-shape draw:style-name="gr7" draw:text-style-name="P3" draw:layer="layout" svg:width="0.61cm" svg:height="8.382cm" svg:x="1.732cm" svg:y="1.0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32cm" svg:height="8.382cm" svg:x="2.332cm" svg:y="1.0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711cm" svg:height="8.382cm" svg:x="3.664cm" svg:y="1.0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1.938cm" svg:height="8.382cm" svg:x="4.375cm" svg:y="1.08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.548cm" svg:y1="1.086cm" svg:x2="16.872cm" svg:y2="1.086cm">
          <text:p/>
        </draw:line>
        <draw:custom-shape draw:style-name="gr12" draw:text-style-name="P2" draw:layer="layout" svg:width="3.048cm" svg:height="0.254cm" svg:x="5.95cm" svg:y="0.354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.732cm" svg:y1="1.086cm" svg:x2="16.313cm" svg:y2="1.086cm">
          <text:p/>
        </draw:line>
        <draw:line draw:style-name="gr13" draw:text-style-name="P7" draw:layer="layout" svg:x1="1.733cm" svg:y1="9.486cm" svg:x2="16.314cm" svg:y2="9.486cm">
          <text:p/>
        </draw:line>
        <draw:custom-shape draw:style-name="gr14" draw:text-style-name="P2" draw:layer="layout" svg:width="2.032cm" svg:height="0.508cm" svg:x="7.366cm" svg:y="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999cm" svg:x="1cm" svg:y="4.273cm"/>
      <draw:page-thumbnail draw:layer="backgroundobjects" svg:width="8.999cm" svg:height="3.999cm" svg:x="1cm" svg:y="12.849cm"/>
      <draw:page-thumbnail draw:layer="backgroundobjects" svg:width="8.999cm" svg:height="3.999cm" svg:x="1cm" svg:y="21.425cm"/>
      <draw:page-thumbnail draw:layer="backgroundobjects" svg:width="8.999cm" svg:height="3.999cm" svg:x="11cm" svg:y="4.273cm"/>
      <draw:page-thumbnail draw:layer="backgroundobjects" svg:width="8.999cm" svg:height="3.999cm" svg:x="11cm" svg:y="12.849cm"/>
      <draw:page-thumbnail draw:layer="backgroundobjects" svg:width="8.999cm" svg:height="3.999cm" svg:x="11cm" svg:y="21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59:56.254459557</meta:creation-date>
    <dc:date>2024-01-08T16:22:08.478326611</dc:date>
    <meta:editing-duration>PT30M48S</meta:editing-duration>
    <meta:editing-cycles>4</meta:editing-cycles>
    <meta:generator>LibreOffice/6.4.7.2$Linux_X86_64 LibreOffice_project/40$Build-2</meta:generator>
    <meta:document-statistic meta:object-count="38"/>
  </office:meta>
</office:document-meta>
</file>